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578cm" svg:height="8.2cm" svg:x="0.04cm" svg:y="1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7-25T16:02:12.038359946</dc:date>
    <meta:editing-duration>PT5M46S</meta:editing-duration>
    <meta:editing-cycles>22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579cm" svg:height="8.201cm" xlink:href="." xlink:type="simple" chart:class="chart:scatter" chart:style-name="ch1">
        <chart:plot-area chart:style-name="ch2" chart:data-source-has-labels="both" svg:x="0.291cm" svg:y="0.164cm" svg:width="13.997cm" svg:height="7.873cm">
          <chart:coordinate-region svg:x="0.833cm" svg:y="0.363cm" svg:width="13.361cm" svg:height="7.475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218143241396542">
                <text:p>0.21814324139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0941083133185143">
                <text:p>0.0941083133185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314107590781282">
                <text:p>0.0314107590781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0314107590781281">
                <text:p>-0.0314107590781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0941083133185142">
                <text:p>-0.09410831331851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338737920245292">
                <text:p>-0.338737920245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27899110603923">
                <text:p>-0.278991106039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0941083133185149">
                <text:p>-0.09410831331851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0314107590781283">
                <text:p>-0.03141075907812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0314107590781279">
                <text:p>0.0314107590781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0941083133185145">
                <text:p>0.0941083133185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338737920245292">
                <text:p>0.338737920245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707106781186547">
                <text:p>0.707106781186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